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C9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09c3f" officeooo:paragraph-rsid="0061bdc4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2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7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39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3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4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5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5b38a0" style:font-weight-asian="bold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2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5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</style:style>
    <style:style style:name="P59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3" style:family="paragraph" style:parent-style-name="Standard" style:list-style-name=""/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style:text-underline-style="none"/>
    </style:style>
    <style:style style:name="T19" style:family="text">
      <style:text-properties fo:color="#000000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59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47">DATA DE NA<text:span text:style-name="T17">S</text:span>CIMENTO</text:p>
            <text:p text:style-name="P54">12/<text:span text:style-name="T16">0</text:span>9/1985</text:p>
            <text:p text:style-name="P54"/>
            <text:p text:style-name="P46">CONTATO</text:p>
            <text:p text:style-name="P49">TELEFONE</text:p>
            <text:p text:style-name="P53">51 9 9292 2705</text:p>
            <text:p text:style-name="P49">E-MAIL</text:p>
            <text:p text:style-name="P39"><text:a xlink:type="simple" xlink:href="mailto:tiago.farias.poa@gmail.com" text:style-name="Internet_20_link" text:visited-style-name="Visited_20_Internet_20_Link"><text:span text:style-name="T19">tiago.farias.poa@gmail.com</text:span></text:a></text:p>
            <text:p text:style-name="P37">REDES SOCIAIS</text:p>
            <text:p text:style-name="P41">github.com/tofarias</text:p>
            <text:p text:style-name="P51">bitbucket.org/tiagofarias</text:p>
            <text:p text:style-name="P51">tiagoodefarias.wordpress</text:p>
            <text:p text:style-name="P52">facebook.com/laravelrgs</text:p>
            <text:p text:style-name="P52">linkedin.com/in/tiago-farias1985</text:p>
            <text:p text:style-name="P48">ENDEREÇO</text:p>
            <text:p text:style-name="P38">Rua Doutor José</text:p>
            <text:p text:style-name="P38">Bento Corrêa, 545</text:p>
            <text:p text:style-name="P38">Bairro Protásio Alves,</text:p>
            <text:p text:style-name="P38">CEP: 91450-030</text:p>
            <text:p text:style-name="P38">Rio Grande do Sul,</text:p>
            <text:p text:style-name="P40">Porto Alegre</text:p>
            <text:p text:style-name="P40"/>
            <text:p text:style-name="P50">HABILIDADES</text:p>
            <text:p text:style-name="P36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oft-page-break/>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5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7">Atuar no desenvolvimento/análise de sistemas PHP, banco de dados, levantamento de requisítos e métodos ágeis.</text:p>
            <text:p text:style-name="P57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5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8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2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6">FORMAÇÃO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17">2014 – 2016</text:p>
            <text:p text:style-name="P62">Pós-Graduação</text:p>
            <text:p text:style-name="P35">UniRitter</text:p>
          </table:table-cell>
          <table:table-cell table:style-name="Tabela1.A1" office:value-type="string">
            <text:p text:style-name="Standard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4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0">Endereço: Rua Orfanotrófio, 555 - Alto Petrópolis, Porto Alegre/RS</text:p>
          </table:table-cell>
        </table:table-row>
        <table:table-row>
          <table:covered-table-cell/>
          <table:table-cell table:style-name="Tabela1.B2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9" office:value-type="string">
            <text:p text:style-name="P43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1">Endereço: Av. Julho de Castilhos, 435 - Centro, Porto Alegre/RS</text:p>
          </table:table-cell>
        </table:table-row>
        <table:table-row>
          <table:covered-table-cell/>
          <table:table-cell table:style-name="Tabela1.B2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9" office:value-type="string">
            <text:p text:style-name="P10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9" office:value-type="string">
            <text:p text:style-name="P12">iMasters Certified Professional</text:p>
            <text:p text:style-name="P26">PHP - Boas práticas</text:p>
            <text:p text:style-name="P12"><text:soft-page-break/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9" office:value-type="string">
            <text:h text:style-name="P63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9" office:value-type="string">
            <text:h text:style-name="P63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9" office:value-type="string">
            <text:p text:style-name="P11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9" office:value-type="string">
            <text:p text:style-name="P11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9" office:value-type="string">
            <text:p text:style-name="P11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9" office:value-type="string">
            <text:p text:style-name="P11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9" office:value-type="string">
            <text:p text:style-name="P11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ext:soft-page-break/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20T23:28:41.200151295</dc:date>
    <meta:editing-duration>PT4H27M38S</meta:editing-duration>
    <meta:editing-cycles>88</meta:editing-cycles>
    <meta:generator>LibreOffice/5.4.2.2$Linux_X86_64 LibreOffice_project/40m0$Build-2</meta:generator>
    <meta:document-statistic meta:table-count="3" meta:image-count="0" meta:object-count="0" meta:page-count="3" meta:paragraph-count="135" meta:word-count="827" meta:character-count="5183" meta:non-whitespace-character-count="4483"/>
  </office:meta>
</office:document-meta>
</file>